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HandlerEven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opNamespaceHandlerEventTests.aspectEv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opNamespaceHandlerEventTests.advisorEventsWithDirectPointc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opNamespaceHandlerEventTests.pointcutEv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opNamespaceHandlerEventTests.advisorEventsWithPointcutRe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